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Base: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Integ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evidor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arts:</text:p>
          </table:table-cell>
          <table:table-cell table:formula="of:=[.$B1]/[.B2]" office:value-type="float" office:value="10">
            <text:p>10</text:p>
          </table:table-cell>
          <table:table-cell table:formula="of:=[.$B1]/[.C2]" office:value-type="float" office:value="5">
            <text:p>5</text:p>
          </table:table-cell>
          <table:table-cell table:formula="of:=[.$B1]/[.D2]" office:value-type="float" office:value="2">
            <text:p>2</text:p>
          </table:table-cell>
          <table:table-cell table:formula="of:=[.$B1]/[.E2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varage:</text:p>
          </table:table-cell>
          <table:table-cell table:formula="of:=AVERAGE([.B3:.C3])" office:value-type="float" office:value="7.5">
            <text:p>7.5</text:p>
          </table:table-cell>
          <table:table-cell table:formula="of:=AVERAGE([.C3:.D3])" office:value-type="float" office:value="3.5">
            <text:p>3.5</text:p>
          </table:table-cell>
          <table:table-cell table:formula="of:=AVERAGE([.D3:.E3])" office:value-type="float" office:value="1.5">
            <text:p>1.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Border</text:p>
          </table:table-cell>
          <table:table-cell table:formula="of:=[.$B1]/[.B4]" office:value-type="float" office:value="1.33333333333333">
            <text:p>1.33333</text:p>
          </table:table-cell>
          <table:table-cell table:formula="of:=[.$B1]/[.C4]" office:value-type="float" office:value="2.85714285714286">
            <text:p>2.85714</text:p>
          </table:table-cell>
          <table:table-cell table:formula="of:=[.$B1]/[.D4]" office:value-type="float" office:value="6.66666666666667">
            <text:p>6.66667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Base: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Devidor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arts:</text:p>
          </table:table-cell>
          <table:table-cell table:formula="of:=[.$B8]/[.B9]" office:value-type="float" office:value="10">
            <text:p>10</text:p>
          </table:table-cell>
          <table:table-cell table:formula="of:=[.$B8]/[.C9]" office:value-type="float" office:value="5">
            <text:p>5</text:p>
          </table:table-cell>
          <table:table-cell table:formula="of:=[.$B8]/[.D9]" office:value-type="float" office:value="4">
            <text:p>4</text:p>
          </table:table-cell>
          <table:table-cell table:formula="of:=[.$B8]/[.E9]" office:value-type="float" office:value="2">
            <text:p>2</text:p>
          </table:table-cell>
          <table:table-cell table:formula="of:=[.$B8]/[.F9]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varage:</text:p>
          </table:table-cell>
          <table:table-cell table:formula="of:=AVERAGE([.B10:.C10])" office:value-type="float" office:value="7.5">
            <text:p>7.5</text:p>
          </table:table-cell>
          <table:table-cell table:formula="of:=AVERAGE([.C10:.D10])" office:value-type="float" office:value="4.5">
            <text:p>4.5</text:p>
          </table:table-cell>
          <table:table-cell table:formula="of:=AVERAGE([.D10:.E10])" office:value-type="float" office:value="3">
            <text:p>3</text:p>
          </table:table-cell>
          <table:table-cell table:formula="of:=AVERAGE([.E10:.F10])"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Border</text:p>
          </table:table-cell>
          <table:table-cell table:formula="of:=[.$B8]/[.B11]" office:value-type="float" office:value="1.33333333333333">
            <text:p>1.33333</text:p>
          </table:table-cell>
          <table:table-cell table:formula="of:=[.$B8]/[.C11]" office:value-type="float" office:value="2.22222222222222">
            <text:p>2.22222</text:p>
          </table:table-cell>
          <table:table-cell table:formula="of:=[.$B8]/[.D11]" office:value-type="float" office:value="3.33333333333333">
            <text:p>3.33333</text:p>
          </table:table-cell>
          <table:table-cell table:formula="of:=[.$B8]/[.E11]" office:value-type="float" office:value="6.66666666666667">
            <text:p>6.66667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Base:</text:p>
          </table:table-cell>
          <table:table-cell table:style-name="ce1" office:value-type="float" office:value="12">
            <text:p>1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vidor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Parts:</text:p>
          </table:table-cell>
          <table:table-cell table:formula="of:=[.$B14]/[.B15]" office:value-type="float" office:value="12">
            <text:p>12</text:p>
          </table:table-cell>
          <table:table-cell table:formula="of:=[.$B14]/[.C15]" office:value-type="float" office:value="6">
            <text:p>6</text:p>
          </table:table-cell>
          <table:table-cell table:formula="of:=[.$B14]/[.D15]" office:value-type="float" office:value="4">
            <text:p>4</text:p>
          </table:table-cell>
          <table:table-cell table:formula="of:=[.$B14]/[.E15]" office:value-type="float" office:value="3">
            <text:p>3</text:p>
          </table:table-cell>
          <table:table-cell table:formula="of:=[.$B14]/[.F15]" office:value-type="float" office:value="2">
            <text:p>2</text:p>
          </table:table-cell>
          <table:table-cell table:formula="of:=[.$B14]/[.G15]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varage:</text:p>
          </table:table-cell>
          <table:table-cell table:formula="of:=AVERAGE([.B16:.C16])" office:value-type="float" office:value="9">
            <text:p>9</text:p>
          </table:table-cell>
          <table:table-cell table:formula="of:=AVERAGE([.C16:.D16])" office:value-type="float" office:value="5">
            <text:p>5</text:p>
          </table:table-cell>
          <table:table-cell table:formula="of:=AVERAGE([.D16:.E16])" office:value-type="float" office:value="3.5">
            <text:p>3.5</text:p>
          </table:table-cell>
          <table:table-cell table:formula="of:=AVERAGE([.E16:.F16])" office:value-type="float" office:value="2.5">
            <text:p>2.5</text:p>
          </table:table-cell>
          <table:table-cell table:formula="of:=AVERAGE([.F16:.G16])" office:value-type="float" office:value="1.5">
            <text:p>1.5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order</text:p>
          </table:table-cell>
          <table:table-cell table:formula="of:=[.$B14]/[.B17]" office:value-type="float" office:value="1.33333333333333">
            <text:p>1.33333</text:p>
          </table:table-cell>
          <table:table-cell table:formula="of:=[.$B14]/[.C17]" office:value-type="float" office:value="2.4">
            <text:p>2.4</text:p>
          </table:table-cell>
          <table:table-cell table:formula="of:=[.$B14]/[.D17]" office:value-type="float" office:value="3.42857142857143">
            <text:p>3.42857</text:p>
          </table:table-cell>
          <table:table-cell table:formula="of:=[.$B14]/[.E17]" office:value-type="float" office:value="4.8">
            <text:p>4.8</text:p>
          </table:table-cell>
          <table:table-cell table:formula="of:=[.$B14]/[.F17]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Base:</text:p>
          </table:table-cell>
          <table:table-cell table:style-name="ce1" office:value-type="float" office:value="24">
            <text:p>24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vidor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arts:</text:p>
          </table:table-cell>
          <table:table-cell table:formula="of:=[.$B20]/[.B21]" office:value-type="float" office:value="24">
            <text:p>24</text:p>
          </table:table-cell>
          <table:table-cell table:formula="of:=[.$B20]/[.C21]" office:value-type="float" office:value="12">
            <text:p>12</text:p>
          </table:table-cell>
          <table:table-cell table:formula="of:=[.$B20]/[.D21]" office:value-type="float" office:value="8">
            <text:p>8</text:p>
          </table:table-cell>
          <table:table-cell table:formula="of:=[.$B20]/[.E21]" office:value-type="float" office:value="6">
            <text:p>6</text:p>
          </table:table-cell>
          <table:table-cell table:formula="of:=[.$B20]/[.F21]" office:value-type="float" office:value="4">
            <text:p>4</text:p>
          </table:table-cell>
          <table:table-cell table:formula="of:=[.$B20]/[.G21]" office:value-type="float" office:value="3">
            <text:p>3</text:p>
          </table:table-cell>
          <table:table-cell table:formula="of:=[.$B20]/[.H21]" office:value-type="float" office:value="2">
            <text:p>2</text:p>
          </table:table-cell>
          <table:table-cell table:formula="of:=[.$B20]/[.I21]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varage:</text:p>
          </table:table-cell>
          <table:table-cell table:formula="of:=AVERAGE([.B22:.C22])" office:value-type="float" office:value="18">
            <text:p>18</text:p>
          </table:table-cell>
          <table:table-cell table:formula="of:=AVERAGE([.C22:.D22])" office:value-type="float" office:value="10">
            <text:p>10</text:p>
          </table:table-cell>
          <table:table-cell table:formula="of:=AVERAGE([.D22:.E22])" office:value-type="float" office:value="7">
            <text:p>7</text:p>
          </table:table-cell>
          <table:table-cell table:formula="of:=AVERAGE([.E22:.F22])" office:value-type="float" office:value="5">
            <text:p>5</text:p>
          </table:table-cell>
          <table:table-cell table:formula="of:=AVERAGE([.F22:.G22])" office:value-type="float" office:value="3.5">
            <text:p>3.5</text:p>
          </table:table-cell>
          <table:table-cell table:formula="of:=AVERAGE([.G22:.H22])" office:value-type="float" office:value="2.5">
            <text:p>2.5</text:p>
          </table:table-cell>
          <table:table-cell table:formula="of:=AVERAGE([.H22:.I22])" office:value-type="float" office:value="1.5">
            <text:p>1.5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Border</text:p>
          </table:table-cell>
          <table:table-cell table:formula="of:=[.$B20]/[.B23]" office:value-type="float" office:value="1.33333333333333">
            <text:p>1.33333</text:p>
          </table:table-cell>
          <table:table-cell table:formula="of:=[.$B20]/[.C23]" office:value-type="float" office:value="2.4">
            <text:p>2.4</text:p>
          </table:table-cell>
          <table:table-cell table:formula="of:=[.$B20]/[.D23]" office:value-type="float" office:value="3.42857142857143">
            <text:p>3.42857</text:p>
          </table:table-cell>
          <table:table-cell table:formula="of:=[.$B20]/[.E23]" office:value-type="float" office:value="4.8">
            <text:p>4.8</text:p>
          </table:table-cell>
          <table:table-cell table:formula="of:=[.$B20]/[.F23]" office:value-type="float" office:value="6.85714285714286">
            <text:p>6.85714</text:p>
          </table:table-cell>
          <table:table-cell table:formula="of:=[.$B20]/[.G23]" office:value-type="float" office:value="9.6">
            <text:p>9.6</text:p>
          </table:table-cell>
          <table:table-cell table:formula="of:=[.$B20]/[.H23]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Base:</text:p>
          </table:table-cell>
          <table:table-cell table:style-name="ce1" office:value-type="float" office:value="60">
            <text:p>6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vidor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Parts:</text:p>
          </table:table-cell>
          <table:table-cell table:formula="of:=[.$B26]/[.B27]" office:value-type="float" office:value="60">
            <text:p>60</text:p>
          </table:table-cell>
          <table:table-cell table:formula="of:=[.$B26]/[.C27]" office:value-type="float" office:value="30">
            <text:p>30</text:p>
          </table:table-cell>
          <table:table-cell table:formula="of:=[.$B26]/[.D27]" office:value-type="float" office:value="20">
            <text:p>20</text:p>
          </table:table-cell>
          <table:table-cell table:formula="of:=[.$B26]/[.E27]" office:value-type="float" office:value="15">
            <text:p>15</text:p>
          </table:table-cell>
          <table:table-cell table:formula="of:=[.$B26]/[.F27]" office:value-type="float" office:value="12">
            <text:p>12</text:p>
          </table:table-cell>
          <table:table-cell table:formula="of:=[.$B26]/[.G27]" office:value-type="float" office:value="10">
            <text:p>10</text:p>
          </table:table-cell>
          <table:table-cell table:formula="of:=[.$B26]/[.H27]" office:value-type="float" office:value="6">
            <text:p>6</text:p>
          </table:table-cell>
          <table:table-cell table:formula="of:=[.$B26]/[.I27]" office:value-type="float" office:value="5">
            <text:p>5</text:p>
          </table:table-cell>
          <table:table-cell table:formula="of:=[.$B26]/[.J27]" office:value-type="float" office:value="4">
            <text:p>4</text:p>
          </table:table-cell>
          <table:table-cell table:formula="of:=[.$B26]/[.K27]" office:value-type="float" office:value="3">
            <text:p>3</text:p>
          </table:table-cell>
          <table:table-cell table:formula="of:=[.$B26]/[.L27]" office:value-type="float" office:value="2">
            <text:p>2</text:p>
          </table:table-cell>
          <table:table-cell table:formula="of:=[.$B26]/[.M27]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Avarage:</text:p>
          </table:table-cell>
          <table:table-cell table:formula="of:=AVERAGE([.B28:.C28])" office:value-type="float" office:value="45">
            <text:p>45</text:p>
          </table:table-cell>
          <table:table-cell table:formula="of:=AVERAGE([.C28:.D28])" office:value-type="float" office:value="25">
            <text:p>25</text:p>
          </table:table-cell>
          <table:table-cell table:formula="of:=AVERAGE([.D28:.E28])" office:value-type="float" office:value="17.5">
            <text:p>17.5</text:p>
          </table:table-cell>
          <table:table-cell table:formula="of:=AVERAGE([.E28:.F28])" office:value-type="float" office:value="13.5">
            <text:p>13.5</text:p>
          </table:table-cell>
          <table:table-cell table:formula="of:=AVERAGE([.F28:.G28])" office:value-type="float" office:value="11">
            <text:p>11</text:p>
          </table:table-cell>
          <table:table-cell table:formula="of:=AVERAGE([.G28:.H28])" office:value-type="float" office:value="8">
            <text:p>8</text:p>
          </table:table-cell>
          <table:table-cell table:formula="of:=AVERAGE([.H28:.I28])" office:value-type="float" office:value="5.5">
            <text:p>5.5</text:p>
          </table:table-cell>
          <table:table-cell table:formula="of:=AVERAGE([.I28:.J28])" office:value-type="float" office:value="4.5">
            <text:p>4.5</text:p>
          </table:table-cell>
          <table:table-cell table:formula="of:=AVERAGE([.J28:.K28])" office:value-type="float" office:value="3.5">
            <text:p>3.5</text:p>
          </table:table-cell>
          <table:table-cell table:formula="of:=AVERAGE([.K28:.L28])" office:value-type="float" office:value="2.5">
            <text:p>2.5</text:p>
          </table:table-cell>
          <table:table-cell table:formula="of:=AVERAGE([.L28:.M28])" office:value-type="float" office:value="1.5">
            <text:p>1.5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Border</text:p>
          </table:table-cell>
          <table:table-cell table:formula="of:=[.$B26]/[.B29]" office:value-type="float" office:value="1.33333333333333">
            <text:p>1.33333</text:p>
          </table:table-cell>
          <table:table-cell table:formula="of:=[.$B26]/[.C29]" office:value-type="float" office:value="2.4">
            <text:p>2.4</text:p>
          </table:table-cell>
          <table:table-cell table:formula="of:=[.$B26]/[.D29]" office:value-type="float" office:value="3.42857142857143">
            <text:p>3.42857</text:p>
          </table:table-cell>
          <table:table-cell table:formula="of:=[.$B26]/[.E29]" office:value-type="float" office:value="4.44444444444444">
            <text:p>4.44444</text:p>
          </table:table-cell>
          <table:table-cell table:formula="of:=[.$B26]/[.F29]" office:value-type="float" office:value="5.45454545454545">
            <text:p>5.45455</text:p>
          </table:table-cell>
          <table:table-cell table:formula="of:=[.$B26]/[.G29]" office:value-type="float" office:value="7.5">
            <text:p>7.5</text:p>
          </table:table-cell>
          <table:table-cell table:formula="of:=[.$B26]/[.H29]" office:value-type="float" office:value="10.9090909090909">
            <text:p>10.90909</text:p>
          </table:table-cell>
          <table:table-cell table:formula="of:=[.$B26]/[.I29]" office:value-type="float" office:value="13.3333333333333">
            <text:p>13.33333</text:p>
          </table:table-cell>
          <table:table-cell table:formula="of:=[.$B26]/[.J29]" office:value-type="float" office:value="17.1428571428571">
            <text:p>17.14286</text:p>
          </table:table-cell>
          <table:table-cell table:formula="of:=[.$B26]/[.K29]" office:value-type="float" office:value="24">
            <text:p>24</text:p>
          </table:table-cell>
          <table:table-cell table:formula="of:=[.$B26]/[.L29]" office:value-type="float" office:value="40">
            <text:p>40</text:p>
          </table:table-cell>
          <table:table-cell table:number-columns-repeated="1012"/>
        </table:table-row>
        <table:table-row table:style-name="ro1" table:number-rows-repeated="65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cs" fo:country="CZ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5" number:min-integer-digits="1"/>
    </number:number-style>
    <number:number-style style:name="N117">
      <number:number number:decimal-places="5" number:min-integer-digits="1" number:decimal-replacement="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31">01/31/2010</text:date>, <text:time>17:19:0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 Moje</meta:initial-creator>
    <meta:creation-date>2010-01-31T17:07:21.20</meta:creation-date>
    <dc:date>2010-01-31T17:19:07.25</dc:date>
    <dc:creator>Ja Moje</dc:creator>
    <meta:editing-duration>PT00H11M52S</meta:editing-duration>
    <meta:editing-cycles>4</meta:editing-cycles>
    <meta:generator>OpenOffice.org/3.1$Win32 OpenOffice.org_project/310m19$Build-9420</meta:generator>
    <meta:document-statistic meta:table-count="3" meta:cell-count="161" meta:object-count="0"/>
  </office:meta>
</office:document-meta>
</file>